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end" style:justify-single-word="false"/>
      <style:text-properties officeooo:paragraph-rsid="00232ec2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officeooo:rsid="00155a14" officeooo:paragraph-rsid="00155a14"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1f3805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1" style:font-size-complex="12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weight="bold" officeooo:rsid="00155a14" officeooo:paragraph-rsid="00155a14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ff0000" loext:opacity="100%" style:font-name="Transliteration1"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104f29" officeooo:paragraph-rsid="00104f29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rsid="00104f29" officeooo:paragraph-rsid="00104f29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rsid="0011cbd4" officeooo:paragraph-rsid="0011cbd4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023d576" officeooo:paragraph-rsid="0023d57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500c3" officeooo:paragraph-rsid="002500c3" style:font-name-complex="Times New Roman1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675bb" officeooo:paragraph-rsid="002ccec6" style:font-name-complex="Times New Roman1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77aa3" officeooo:paragraph-rsid="00277aa3" style:font-name-complex="Times New Roman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04f3" officeooo:paragraph-rsid="003004f3" style:font-name-complex="Times New Roman1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731a0" style:font-name-complex="Times New Roman1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a67f7" style:font-name-complex="Times New Roman1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officeooo:paragraph-rsid="00277aa3" style:font-name-complex="Times New Roman1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officeooo:paragraph-rsid="00533941" style:font-name-complex="Times New Roman1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officeooo:rsid="003bf900" officeooo:paragraph-rsid="003bf900" style:font-name-complex="Times New Roman1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officeooo:rsid="003cff22" officeooo:paragraph-rsid="003cff22" style:font-name-complex="Times New Roman1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officeooo:rsid="003e6347" officeooo:paragraph-rsid="003e6347" style:font-name-complex="Times New Roman1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officeooo:rsid="0042cf0d" officeooo:paragraph-rsid="0042cf0d" style:font-name-complex="Times New Roman1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officeooo:rsid="00487ed7" officeooo:paragraph-rsid="004a67f7" style:font-name-complex="Times New Roman1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fo:font-weight="bold" officeooo:paragraph-rsid="00277aa3" style:font-weight-asian="bold" style:font-name-complex="Times New Roman1" style:font-size-complex="12pt" style:font-weight-complex="bold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style:font-name-complex="Times New Roman1" style:font-size-complex="12pt" text:display="none"/>
    </style:style>
    <style:style style:name="T5" style:family="text">
      <style:text-properties officeooo:rsid="001f3805" style:font-name-complex="Times New Roman1" style:font-size-complex="12pt"/>
    </style:style>
    <style:style style:name="T6" style:family="text">
      <style:text-properties fo:font-style="italic" style:font-style-asian="italic" style:font-name-complex="Times New Roman1" style:font-size-complex="12pt" style:font-style-complex="italic"/>
    </style:style>
    <style:style style:name="T7" style:family="text">
      <style:text-properties fo:font-style="italic" officeooo:rsid="0054ad77" style:font-style-asian="italic" style:font-style-complex="italic"/>
    </style:style>
    <style:style style:name="T8" style:family="text">
      <style:text-properties fo:font-style="italic" officeooo:rsid="00533941" style:font-style-asian="italic" style:font-style-complex="italic"/>
    </style:style>
    <style:style style:name="T9" style:family="text">
      <style:text-properties fo:color="#ff0000" loext:opacity="100%" style:font-name-complex="Times New Roman1" style:font-size-complex="12pt"/>
    </style:style>
    <style:style style:name="T10" style:family="text">
      <style:text-properties fo:color="#ff0000" loext:opacity="100%" style:font-name="Transliteration1" style:font-name-complex="Times New Roman1" style:font-size-complex="12pt"/>
    </style:style>
    <style:style style:name="T11" style:family="text">
      <style:text-properties fo:font-weight="bold" style:font-weight-asian="bold" style:font-name-complex="Times New Roman1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33941" style:font-weight-asian="bold" style:font-weight-complex="bold"/>
    </style:style>
    <style:style style:name="T14" style:family="text">
      <style:text-properties style:font-name="Transliteration1" style:font-name-complex="Times New Roman1" style:font-size-complex="12pt"/>
    </style:style>
    <style:style style:name="T15" style:family="text">
      <style:text-properties style:font-name="Transliteration1" officeooo:rsid="000e4ff1" style:font-name-complex="Times New Roman1" style:font-size-complex="12pt"/>
    </style:style>
    <style:style style:name="T16" style:family="text">
      <style:text-properties style:font-name="Transliteration1" officeooo:rsid="00111b46" style:font-name-complex="Times New Roman1" style:font-size-complex="12pt"/>
    </style:style>
    <style:style style:name="T17" style:family="text">
      <style:text-properties style:font-name="Transliteration1" officeooo:rsid="0013c459" style:font-name-complex="Times New Roman1" style:font-size-complex="12pt"/>
    </style:style>
    <style:style style:name="T18" style:family="text">
      <style:text-properties style:font-name="Transliteration1" officeooo:rsid="0014cc62" style:font-name-complex="Times New Roman1" style:font-size-complex="12pt"/>
    </style:style>
    <style:style style:name="T19" style:family="text">
      <style:text-properties style:font-name="Transliteration1" officeooo:rsid="00155a14" style:font-name-complex="Times New Roman1" style:font-size-complex="12pt"/>
    </style:style>
    <style:style style:name="T20" style:family="text">
      <style:text-properties style:font-name="Transliteration1" officeooo:rsid="0019ba29" style:font-name-complex="Times New Roman1" style:font-size-complex="12pt"/>
    </style:style>
    <style:style style:name="T21" style:family="text">
      <style:text-properties style:font-name="Transliteration1" officeooo:rsid="0019dfdd" style:font-name-complex="Times New Roman1" style:font-size-complex="12pt"/>
    </style:style>
    <style:style style:name="T22" style:family="text">
      <style:text-properties style:font-name="Transliteration1" officeooo:rsid="001d0e84" style:font-name-complex="Times New Roman1" style:font-size-complex="12pt"/>
    </style:style>
    <style:style style:name="T23" style:family="text">
      <style:text-properties style:font-name="Transliteration1" officeooo:rsid="001f3805" style:font-name-complex="Times New Roman1" style:font-size-complex="12pt"/>
    </style:style>
    <style:style style:name="T24" style:family="text">
      <style:text-properties style:font-name="Transliteration1" style:text-underline-style="solid" style:text-underline-width="auto" style:text-underline-color="font-color" style:font-name-complex="Times New Roman1" style:font-size-complex="12pt"/>
    </style:style>
    <style:style style:name="T25" style:family="text">
      <style:text-properties style:font-name="Transliteration1" fo:font-weight="normal" style:font-weight-asian="normal" style:font-name-complex="Times New Roman1" style:font-size-complex="12pt" style:font-weight-complex="normal"/>
    </style:style>
    <style:style style:name="T26" style:family="text">
      <style:text-properties fo:font-weight="normal" officeooo:rsid="00174c70" style:font-weight-asian="normal" style:font-weight-complex="normal"/>
    </style:style>
    <style:style style:name="T27" style:family="text">
      <style:text-properties fo:font-weight="normal" officeooo:rsid="00193eae" style:font-weight-asian="normal" style:font-weight-complex="normal"/>
    </style:style>
    <style:style style:name="T28" style:family="text">
      <style:text-properties fo:font-weight="normal" officeooo:rsid="001944d4" style:font-weight-asian="normal" style:font-weight-complex="normal"/>
    </style:style>
    <style:style style:name="T29" style:family="text">
      <style:text-properties fo:font-weight="normal" officeooo:rsid="0019ba29" style:font-weight-asian="normal" style:font-weight-complex="normal"/>
    </style:style>
    <style:style style:name="T30" style:family="text">
      <style:text-properties fo:font-weight="normal" officeooo:rsid="001b9a2e" style:font-weight-asian="normal" style:font-weight-complex="normal"/>
    </style:style>
    <style:style style:name="T31" style:family="text">
      <style:text-properties fo:font-weight="normal" officeooo:rsid="001d0e84" style:font-weight-asian="normal" style:font-weight-complex="normal"/>
    </style:style>
    <style:style style:name="T32" style:family="text">
      <style:text-properties officeooo:rsid="001f3805"/>
    </style:style>
    <style:style style:name="T33" style:family="text">
      <style:text-properties style:font-name="Transliteration"/>
    </style:style>
    <style:style style:name="T34" style:family="text">
      <style:text-properties style:font-name="Transliteration" style:font-name-complex="Times New Roman1" style:font-size-complex="12pt"/>
    </style:style>
    <style:style style:name="T35" style:family="text">
      <style:text-properties style:font-name="Transliteration" officeooo:rsid="001f3805" style:font-name-complex="Times New Roman1" style:font-size-complex="12pt"/>
    </style:style>
    <style:style style:name="T36" style:family="text">
      <style:text-properties style:font-name="Transliteration" officeooo:rsid="0011cbd4"/>
    </style:style>
    <style:style style:name="T37" style:family="text">
      <style:text-properties style:font-name="Transliteration" officeooo:rsid="002ccec6"/>
    </style:style>
    <style:style style:name="T38" style:family="text">
      <style:text-properties style:font-name="Transliteration" officeooo:rsid="002db799"/>
    </style:style>
    <style:style style:name="T39" style:family="text">
      <style:text-properties style:font-name="Transliteration" officeooo:rsid="0053736e"/>
    </style:style>
    <style:style style:name="T40" style:family="text">
      <style:text-properties officeooo:rsid="0021e69b"/>
    </style:style>
    <style:style style:name="T41" style:family="text">
      <style:text-properties officeooo:rsid="00277aa3"/>
    </style:style>
    <style:style style:name="T42" style:family="text">
      <style:text-properties officeooo:rsid="002b7f72"/>
    </style:style>
    <style:style style:name="T43" style:family="text">
      <style:text-properties officeooo:rsid="002ccec6"/>
    </style:style>
    <style:style style:name="T44" style:family="text">
      <style:text-properties officeooo:rsid="002db799"/>
    </style:style>
    <style:style style:name="T45" style:family="text">
      <style:text-properties officeooo:rsid="00329a96"/>
    </style:style>
    <style:style style:name="T46" style:family="text">
      <style:text-properties officeooo:rsid="0033fc6e"/>
    </style:style>
    <style:style style:name="T47" style:family="text">
      <style:text-properties officeooo:rsid="00355c3a"/>
    </style:style>
    <style:style style:name="T48" style:family="text">
      <style:text-properties officeooo:rsid="00367ed7"/>
    </style:style>
    <style:style style:name="T49" style:family="text">
      <style:text-properties officeooo:rsid="00373aa1"/>
    </style:style>
    <style:style style:name="T50" style:family="text">
      <style:text-properties officeooo:rsid="0038d159"/>
    </style:style>
    <style:style style:name="T51" style:family="text">
      <style:text-properties officeooo:rsid="003a9009"/>
    </style:style>
    <style:style style:name="T52" style:family="text">
      <style:text-properties officeooo:rsid="003e4dc5"/>
    </style:style>
    <style:style style:name="T53" style:family="text">
      <style:text-properties officeooo:rsid="0042cf0d"/>
    </style:style>
    <style:style style:name="T54" style:family="text">
      <style:text-properties officeooo:rsid="00455055"/>
    </style:style>
    <style:style style:name="T55" style:family="text">
      <style:text-properties officeooo:rsid="004731a0"/>
    </style:style>
    <style:style style:name="T56" style:family="text">
      <style:text-properties officeooo:rsid="004a67f7"/>
    </style:style>
    <style:style style:name="T57" style:family="text">
      <style:text-properties officeooo:rsid="004bfad4"/>
    </style:style>
    <style:style style:name="T58" style:family="text">
      <style:text-properties officeooo:rsid="004df350"/>
    </style:style>
    <style:style style:name="T59" style:family="text">
      <style:text-properties officeooo:rsid="004eeb08"/>
    </style:style>
    <style:style style:name="T60" style:family="text">
      <style:text-properties officeooo:rsid="0050cf51"/>
    </style:style>
    <style:style style:name="T61" style:family="text">
      <style:text-properties officeooo:rsid="0050ff86"/>
    </style:style>
    <style:style style:name="T62" style:family="text">
      <style:text-properties officeooo:rsid="00515f5b"/>
    </style:style>
    <style:style style:name="T63" style:family="text">
      <style:text-properties officeooo:rsid="00533941"/>
    </style:style>
    <style:style style:name="T64" style:family="text">
      <style:text-properties officeooo:rsid="0054ad77"/>
    </style:style>
    <style:style style:name="T65" style:family="text">
      <style:text-properties fo:font-style="normal" officeooo:rsid="00533941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The Story of Wenamun (P. Moscow 120)</text:h>
      <text:h text:style-name="Heading_20_2" text:outline-level="2"/>
      <text:h text:style-name="Heading_20_2" text:outline-level="2"/>
      <text:h text:style-name="P3" text:outline-level="2">Notes by Minh-Tâm Trinh</text:h>
      <text:p text:style-name="P4"/>
      <text:p text:style-name="P4"/>
      <text:p text:style-name="P4">I warmly thank Mary Becker, Galen Goldsmith, Dieter Hoffmann, Rachel McEnroe, Foy Scalf, Dawn Schreiner, and Eric Whitacre for their input.</text:p>
      <text:p text:style-name="P4"/>
      <text:p text:style-name="P4"/>
      <text:p text:style-name="P8">Glossing Conventions</text:p>
      <text:p text:style-name="P4"/>
      <text:p text:style-name="P4">(May not match the conventions in my older notes)</text:p>
      <text:p text:style-name="P4"/>
      <text:p text:style-name="P4">(<text:tab/>)<text:tab/>text omitted by the scribe, but implicitly understood</text:p>
      <text:p text:style-name="P6"><text:span text:style-name="T3">&lt;<text:tab/>&gt;<text:tab/></text:span>addition to fix a scribal<text:span text:style-name="T3"> error</text:span></text:p>
      <text:p text:style-name="P4">{<text:tab/>}<text:tab/>deletion to fix a scribal error</text:p>
      <text:p text:style-name="P4">[<text:tab/>]<text:tab/>addition to fix lacuna, or addition uncertain</text:p>
      <text:p text:style-name="P4"/>
      <text:p text:style-name="P4"/>
      <text:p text:style-name="P8">Sources</text:p>
      <text:p text:style-name="P4"/>
      <text:p text:style-name="P6"><text:span text:style-name="T3">[G]<text:tab/><text:tab/>V. “The Misfortunes of Wenamun.” </text:span><text:span text:style-name="T6">Late-Egyptian Stories. </text:span><text:span text:style-name="T3">Bibliotheca Aegyptiaca 1. Brussels: Fondation Égyptologique Reine Élisabeth (1932), 61–76.</text:span></text:p>
      <text:p text:style-name="P4"/>
      <text:p text:style-name="P6"><text:span text:style-name="T3">[R]<text:tab/><text:tab/>“P. Moscou 120; Ounamon ( = LESt 05).” </text:span><text:span text:style-name="T6">Ramses Online</text:span><text:span text:style-name="T3">. Accessed starting on 1/12/2025. </text:span><text:a xlink:type="simple" xlink:href="http://ramses.ulg.ac.be/text/legacy/188" text:style-name="Internet_20_link" text:visited-style-name="Visited_20_Internet_20_Link"><text:span text:style-name="Internet_20_link"><text:span text:style-name="T3">http://ramses.ulg.ac.be/text/legacy/188</text:span></text:span></text:a></text:p>
      <text:p text:style-name="P4"/>
      <text:p text:style-name="P4"/>
      <text:p text:style-name="P8">Other References</text:p>
      <text:p text:style-name="P8"/>
      <text:p text:style-name="P6"><text:span text:style-name="T3">[J]<text:tab/><text:tab/>F. Junge. </text:span><text:span text:style-name="T6">Late Egyptian Grammar: An Introduction</text:span><text:span text:style-name="T3">. 2nd English Ed. Trans. D. Warburton. Griffith Institute, Oxford (2005).</text:span></text:p>
      <text:p text:style-name="P4"/>
      <text:p text:style-name="P6"><text:span text:style-name="T3">[L]<text:tab/><text:tab/></text:span><text:span text:style-name="T6">A Dictionary of Late Egyptian</text:span><text:span text:style-name="T3">. Ed. L. H. Lesko. Collab. Ed. B. S. Lesko. 2nd Edition. </text:span><text:span text:style-name="T4">. </text:span><text:span text:style-name="T3">Vol. I. B. C. Scribe Publications (2002).</text:span></text:p>
      <text:p text:style-name="P4"/>
      <text:p text:style-name="P6"><text:span text:style-name="T3">[Li]<text:tab/><text:tab/>“The Report of Wenamun (1.41): P. Moscow 120.” Trans. M. Lichtheim. In Part Seven of </text:span><text:span text:style-name="T6">Ancient Egyptian Literature</text:span><text:span text:style-name="T3">, Vol. II: </text:span><text:span text:style-name="T6">The New Kingdom.</text:span><text:span text:style-name="T3"> Berkeley: University of California Press (2006), 224–230.</text:span></text:p>
      <text:p text:style-name="P4"/>
      <text:p text:style-name="P6"><text:span text:style-name="T3">[Ro]<text:tab/><text:tab/>J. A. Roberson. “A Very Brief Introduction to Hieratic.” Rev. 1.0 (Spring 2018). </text:span><text:a xlink:type="simple" xlink:href="https://mqtrinh.github.io/other/egyptian/hieratic/roberson-j-a_very-brief-intro-to-hieratic.pdf" text:style-name="Internet_20_link" text:visited-style-name="Visited_20_Internet_20_Link"><text:span text:style-name="Internet_20_link"><text:span text:style-name="T3">https://mqtrinh.github.io/other/egyptian/hieratic/roberson-j-a_very-brief-intro-to-hieratic.pdf</text:span></text:span></text:a></text:p>
      <text:p text:style-name="P4"/>
      <text:p text:style-name="P6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4"/>
      <text:p text:style-name="P6"><text:soft-page-break/><text:span text:style-name="T3">[W]<text:tab/><text:tab/>“The Report of Wenamon.” Trans. E. Wente. In </text:span><text:span text:style-name="T6">The Literature of Ancient Egypt</text:span><text:span text:style-name="T3">. Ed. W. K. Simpson. 3rd Ed. New Haven: Yale University Press (2003), 116–124.</text:span></text:p>
      <text:p text:style-name="P4"/>
      <text:p text:style-name="P4"/>
      <text:p text:style-name="P6"><text:span text:style-name="T9">Red</text:span><text:span text:style-name="T3"> denotes rubric text in P. Moscow 120.</text:span></text:p>
      <text:p text:style-name="P10">1/12/25</text:p>
      <text:p text:style-name="P9"/>
      <text:p text:style-name="P9"/>
      <text:p text:style-name="P6"><text:span text:style-name="T14">(1.1) </text:span><text:span text:style-name="T10">[Hsb.t] 5 Abd 4 Smw sw 16</text:span></text:p>
      <text:p text:style-name="P12"/>
      <text:p text:style-name="P13">hrw n wDy.(t) iir smsm hAy Wn-Imn n Pr Imn (1.2) [Nsw.t Nb] &amp;Awy</text:p>
      <text:p text:style-name="P13"/>
      <text:p text:style-name="P6"><text:span text:style-name="T14">r [ini.t tA] T.t n pA WiA aA ^psy n Imn-Ra Nsw.t Ntr.w nty Hr tp [</text:span><text:span text:style-name="T3">…</text:span><text:span text:style-name="T14">]</text:span></text:p>
      <text:p text:style-name="P13"/>
      <text:p text:style-name="P6"><text:span text:style-name="T14">(1.3) [</text:span><text:span text:style-name="T3">…</text:span><text:span text:style-name="T14">Imn]-Wsr-@A.t</text:span></text:p>
      <text:p text:style-name="P13"/>
      <text:p text:style-name="P13"/>
      <text:p text:style-name="P6"><text:span text:style-name="T11">(1.1) </text:span><text:span text:style-name="T9">[Regnal year] 5, month 4 of summer, day 16:</text:span><text:span text:style-name="T3"> </text:span></text:p>
      <text:p text:style-name="P4"/>
      <text:p text:style-name="P6"><text:span text:style-name="T3">Day of the departure that the elder [of the] portal [</text:span><text:span text:style-name="T6">idaafa</text:span><text:span text:style-name="T3">], Wenamun, made [</text:span><text:span text:style-name="T6">relative</text:span><text:span text:style-name="T3">] from the house of Amun, </text:span><text:span text:style-name="T11">(1.2)</text:span><text:span text:style-name="T3"> [Lord of] the Two Lands,</text:span></text:p>
      <text:p text:style-name="P4"/>
      <text:p text:style-name="P4">to [bring] the timber for the Great Venerable Bark of Amun-Re, King of the Gods, which is at the head […]</text:p>
      <text:p text:style-name="P4"/>
      <text:p text:style-name="P6"><text:span text:style-name="T11">(1.3)</text:span><text:span text:style-name="T3"> […Amun]-Userhat:</text:span></text:p>
      <text:p text:style-name="P4"/>
      <text:p text:style-name="P4"/>
      <text:p text:style-name="P9">1/26/25</text:p>
      <text:p text:style-name="P4"/>
      <text:p text:style-name="P4"/>
      <text:p text:style-name="P13">hrw n spr iir=i r +an.t r pA (1.4) [nty Ns-%w-BA-Nb]-+d &amp;i-nt-Imn im</text:p>
      <text:p text:style-name="P13"/>
      <text:p text:style-name="P13">iw=i &lt;Hr&gt; rdi.t n=w nA wxA.w n Imn-Ra Nsw.t Ntr.w</text:p>
      <text:p text:style-name="P13"/>
      <text:p text:style-name="P13">iw=w (1.5) &lt;Hr&gt; rdi.t aS.tw m-bAH=w</text:p>
      <text:p text:style-name="P13"/>
      <text:p text:style-name="P13">iw=w &lt;Hr&gt; Dd</text:p>
      <text:p text:style-name="P13"/>
      <text:p text:style-name="P13">ir.y sp-sn m pA Dd Imn-Ra Nsw.t Ntr.w pA- (1.6) [-y.n nb]</text:p>
      <text:p text:style-name="P4"/>
      <text:p text:style-name="P4"/>
      <text:p text:style-name="P6"><text:span text:style-name="T3">Day of my departing [“departing that I made”] to Djanet [Tanis], to the </text:span><text:span text:style-name="T11">(1.4)</text:span><text:span text:style-name="T3"> [place] in which Nesubanebdjed [“He of Banebdjed” = Smendes] [and] Tentamun are.</text:span></text:p>
      <text:p text:style-name="P4"/>
      <text:p text:style-name="P6"><text:span text:style-name="T3">I am giving [</text:span><text:span text:style-name="T6">first present?</text:span><text:span text:style-name="T3">] to them the dispatches [L 110] of Amun-Re, King of the Gods.</text:span></text:p>
      <text:p text:style-name="P4"/>
      <text:p text:style-name="P6"><text:span text:style-name="T3">They </text:span><text:span text:style-name="T11">(1.5)</text:span><text:span text:style-name="T3"> are causing them to be read [L 78] [</text:span><text:span text:style-name="T6">passive</text:span><text:span text:style-name="T3">] in front of them.</text:span></text:p>
      <text:p text:style-name="P4"/>
      <text:p text:style-name="P4">They say:</text:p>
      <text:p text:style-name="P4"/>
      <text:p text:style-name="P6"><text:span text:style-name="T3">Yes [L 37] (said twice), as the speech of Amun-Re, King of the Gods, ou- </text:span><text:span text:style-name="T11">(1.6)</text:span><text:span text:style-name="T3"> [-r lord.]</text:span></text:p>
      <text:p text:style-name="P4"/>
      <text:p text:style-name="P4"/>
      <text:p text:style-name="P9"><text:soft-page-break/>2/9/25</text:p>
      <text:p text:style-name="P4"/>
      <text:p text:style-name="P4"/>
      <text:p text:style-name="P12">iw=i &lt;Hr&gt; iry.&lt;t&gt; &lt;r&gt;-SAa-&lt;r&gt; Abd 4 Smw</text:p>
      <text:p text:style-name="P13"/>
      <text:p text:style-name="P13">iw=i m-Xnw +an.t</text:p>
      <text:p text:style-name="P13"/>
      <text:p text:style-name="P13">iw Ns-%w-BA-Nb-+d (1.7) &amp;i-nt-Imn [Hr] wD.(t)=i irm Hr(y)-mnS Mngbt</text:p>
      <text:p text:style-name="P13"/>
      <text:p text:style-name="P6"><text:span text:style-name="T14">iw=i hAy r (1.8) pA ym aA n #Arw </text:span><text:span text:style-name="T10">n Abd 1 Smw Hrw 1</text:span></text:p>
      <text:p text:style-name="P13"/>
      <text:p text:style-name="P13">iw=i [Hr] spr +r wa dmi n (1.9) Tkr</text:p>
      <text:p text:style-name="P4"/>
      <text:p text:style-name="P4"/>
      <text:p text:style-name="P6"><text:span text:style-name="T9">I am staying until [TLA </text:span><text:span text:style-name="T10">r-SAa-r</text:span><text:span text:style-name="T9">] month 4 of summer</text:span></text:p>
      <text:p text:style-name="P4"/>
      <text:p text:style-name="P4">I was inside Djanet.</text:p>
      <text:p text:style-name="P4"/>
      <text:p text:style-name="P6"><text:span text:style-name="T3">Then Nesubanebdjed </text:span><text:span text:style-name="T11">(1.7)</text:span><text:span text:style-name="T3"> [and] Tentamun are sending me with the overseer [of the] ship [L 189] Mengebet.</text:span></text:p>
      <text:p text:style-name="P4"/>
      <text:p text:style-name="P6"><text:span text:style-name="T3">Then I went down to </text:span><text:span text:style-name="T11">(1.8)</text:span><text:span text:style-name="T3"> the great sea of Kharu [Syria] </text:span><text:span text:style-name="T9">on month 1 of summer, day 1</text:span><text:span text:style-name="T3">.</text:span></text:p>
      <text:p text:style-name="P4"/>
      <text:p text:style-name="P6"><text:span text:style-name="T3">Then I was going to Djer [Dor], a village of </text:span><text:span text:style-name="T11">(1.9)</text:span><text:span text:style-name="T3"> fortified gate[s] [L 236].</text:span></text:p>
      <text:p text:style-name="P4"/>
      <text:p text:style-name="P4"/>
      <text:p text:style-name="P4"/>
      <text:p text:style-name="P9">3/2/25</text:p>
      <text:p text:style-name="P4"/>
      <text:p text:style-name="P4"/>
      <text:p text:style-name="P13">iw Bdr pAy=f wr &lt;Hr&gt; rdi.t ini.tw n=i</text:p>
      <text:p text:style-name="P13"/>
      <text:p text:style-name="P6"><text:span text:style-name="T14">aqw 50 irp msx.t</text:span><text:span text:style-name="T24"> </text:span><text:span text:style-name="T14">(1.10) 1[?] mAs.t n iH 1</text:span></text:p>
      <text:p text:style-name="P13"/>
      <text:p text:style-name="P13">iw wa rmT n tAy br.t [Hr] wa.r</text:p>
      <text:p text:style-name="P13"/>
      <text:p text:style-name="P13">iw TAy=f nbw (1.11) [Tbw ir.(w) n] dbn 5 HD Tbw 4 ir(w) n dbn 20 HD arf dbn 10[?]</text:p>
      <text:p text:style-name="P4"/>
      <text:p text:style-name="P4"/>
      <text:p text:style-name="P4">Then Beder, its chief, was causing to be brought to me</text:p>
      <text:p text:style-name="P4"/>
      <text:p text:style-name="P6"><text:span text:style-name="T3">50 loaves of bread, a jug [L 206] [of] wine, </text:span><text:span text:style-name="T11">(1.10)</text:span><text:span text:style-name="T3"> [and] one haunch [L 177] of beef.</text:span></text:p>
      <text:p text:style-name="P4"/>
      <text:p text:style-name="P4">Then a man of the barge [? boat determinative] fled off [L 95].</text:p>
      <text:p text:style-name="P4"/>
      <text:p text:style-name="P6"><text:span text:style-name="T3">Then he seized a bowlful [J 359] </text:span><text:span text:style-name="T11">(1.11)</text:span><text:span text:style-name="T3"> [of gold worth] 5 [</text:span><text:span text:style-name="T6">deben</text:span><text:span text:style-name="T3">], 4 bowlfuls of silver worth 20 </text:span><text:span text:style-name="T6">deben</text:span><text:span text:style-name="T3">, 20 sacks of money [silver?] weighing 10 [Ramses: 11?] </text:span><text:span text:style-name="T6">deben</text:span><text:span text:style-name="T3">.</text:span></text:p>
      <text:p text:style-name="P4"/>
      <text:p text:style-name="P4"/>
      <text:p text:style-name="P4"/>
      <text:p text:style-name="P9"><text:soft-page-break/>3/16/25</text:p>
      <text:p text:style-name="P4"/>
      <text:p text:style-name="P4"/>
      <text:p text:style-name="P6"><text:span text:style-name="T14">(1.12) [</text:span><text:span text:style-name="T3">…</text:span><text:span text:style-name="T14">pA iTA]=f nbw dbn 5 HD dbn 31</text:span></text:p>
      <text:p text:style-name="P13"/>
      <text:p text:style-name="P6"><text:span text:style-name="T14">iw=i </text:span><text:span text:style-name="T21">&lt;</text:span><text:span text:style-name="T14">Hr</text:span><text:span text:style-name="T21">&gt;</text:span><text:span text:style-name="T14"> dwn m tAy dwA.w</text:span></text:p>
      <text:p text:style-name="P13"/>
      <text:p text:style-name="P6"><text:span text:style-name="T14">iw=i </text:span><text:span text:style-name="T21">&lt;</text:span><text:span text:style-name="T14">Hr</text:span><text:span text:style-name="T21">&gt;</text:span><text:span text:style-name="T14"> Smi.t r (1.13) [pA] nty pA wr n im</text:span></text:p>
      <text:p text:style-name="P13"/>
      <text:p text:style-name="P13">iw=i Dd.n=f</text:p>
      <text:p text:style-name="P13"/>
      <text:p text:style-name="P13">twi TAy.kwi tAy=k n mr xr mntk pA wr n pAy tA xr (1.14) mntk pAy=f smty</text:p>
      <text:p text:style-name="P13"/>
      <text:p text:style-name="P13">wxA pAy=i HD</text:p>
      <text:p text:style-name="P13"/>
      <text:p text:style-name="P13">iA ir pA HD ny-sw Imn-Ra (1.15) Nsw.t Ntr.w pA Nb n NA &amp;A.wy</text:p>
      <text:p text:style-name="P4"/>
      <text:p text:style-name="P4"/>
      <text:p text:style-name="P6"><text:span text:style-name="T11">(1.12)</text:span><text:span text:style-name="T3"> […that stolen by] him: 5 deben of gold, 31 deben of silver.</text:span></text:p>
      <text:p text:style-name="P4"/>
      <text:p text:style-name="P4">Then I recovered [L 243] in the morning.</text:p>
      <text:p text:style-name="P4"/>
      <text:p text:style-name="P6"><text:span text:style-name="T3">Then I went to [“against”] </text:span><text:span text:style-name="T11">(1.13)</text:span><text:span text:style-name="T3"> the one which [is] that chief [“of”] there.</text:span></text:p>
      <text:p text:style-name="P4"/>
      <text:p text:style-name="P4">Then I said to him:</text:p>
      <text:p text:style-name="P4"/>
      <text:p text:style-name="P6"><text:span text:style-name="T3">I was robbed [L 224] [stative as passive] in your harbor, and, you are chief of the land, and, </text:span><text:span text:style-name="T11">(1.14)</text:span><text:span text:style-name="T3"> you are its judge [L 45].</text:span></text:p>
      <text:p text:style-name="P4"/>
      <text:p text:style-name="P4">Look for my money!</text:p>
      <text:p text:style-name="P4"/>
      <text:p text:style-name="P6"><text:span text:style-name="T3">Ah [L 11], as for [L 37] the money that [is] of Amun-Re, </text:span><text:span text:style-name="T11">(1.15)</text:span><text:span text:style-name="T3"> King of the Gods, the Lord of the Two Lands,</text:span></text:p>
      <text:p text:style-name="P4"/>
      <text:p text:style-name="P4"/>
      <text:p text:style-name="P9">3/30/25</text:p>
      <text:p text:style-name="P4"/>
      <text:p text:style-name="P4"/>
      <text:p text:style-name="P13">ny-sw Ny-[%]w-BA-Nb-+d</text:p>
      <text:p text:style-name="P13"/>
      <text:p text:style-name="P13">ny-sw Hr @ri-@r pAy nb nA ktx.w (1.16) aAy.w n Kmt</text:p>
      <text:p text:style-name="P13"/>
      <text:p text:style-name="P13">mntk sw</text:p>
      <text:p text:style-name="P13"/>
      <text:p text:style-name="P13">ny-sw WArt</text:p>
      <text:p text:style-name="P13"/>
      <text:p text:style-name="P13">ns-sw.t MkAmar</text:p>
      <text:p text:style-name="P13"/>
      <text:p text:style-name="P13">ns-sw.t *AkAr-</text:p>
      <text:p text:style-name="P13"/>
      <text:p text:style-name="P13">(1.17) -bar pA wr n KpnA</text:p>
      <text:p text:style-name="P13"><text:soft-page-break/></text:p>
      <text:p text:style-name="P13">iw=f Dd.n=i</text:p>
      <text:p text:style-name="P13"/>
      <text:p text:style-name="P13">[i]n dns=k</text:p>
      <text:p text:style-name="P13"/>
      <text:p text:style-name="P13">[i]n mnxt=k</text:p>
      <text:p text:style-name="P4"/>
      <text:p text:style-name="P4"/>
      <text:p text:style-name="P4">it [is] of Nesubanebdjed.</text:p>
      <text:p text:style-name="P4"/>
      <text:p text:style-name="P6"><text:span text:style-name="T3">It [is] of Smendes, my lord, [and] the other [L 179] </text:span><text:span text:style-name="T11">(1.16)</text:span><text:span text:style-name="T3"> great ones of Egypt.</text:span></text:p>
      <text:p text:style-name="P4"/>
      <text:p text:style-name="P4">It [is] yours.</text:p>
      <text:p text:style-name="P4"/>
      <text:p text:style-name="P6"><text:span text:style-name="T3">It [is] of [why spelled </text:span><text:span text:style-name="T14">-sw.t</text:span><text:span text:style-name="T3">?] Mekamar.</text:span></text:p>
      <text:p text:style-name="P4"/>
      <text:p text:style-name="P4">It [is] of Takar-</text:p>
      <text:p text:style-name="P4"/>
      <text:p text:style-name="P6"><text:span text:style-name="T11">(1.17)</text:span><text:span text:style-name="T3"> -bar, the chief of Kepna [Byblos].</text:span></text:p>
      <text:p text:style-name="P4"/>
      <text:p text:style-name="P4">Then he said to me:</text:p>
      <text:p text:style-name="P4"/>
      <text:p text:style-name="P4">Are you serious [“heavy”] [L 251]?</text:p>
      <text:p text:style-name="P4"/>
      <text:p text:style-name="P4">[Or] are you joking [L 189]?</text:p>
      <text:p text:style-name="P4"/>
      <text:p text:style-name="P4"/>
      <text:p text:style-name="P9">4/13/25</text:p>
      <text:p text:style-name="P4"/>
      <text:p text:style-name="P4"/>
      <text:p text:style-name="P13">xr ptr bw iri=i (1.18) am n tAy wSb.t DD=k n=i</text:p>
      <text:p text:style-name="P13"/>
      <text:p text:style-name="P13">hn [pA] iTAy iw ns-sw pAy=i tA pA hAy (1.19) r tAy=k br</text:p>
      <text:p text:style-name="P13"/>
      <text:p text:style-name="P13">mtw=f TAy pAy=k HD </text:p>
      <text:p text:style-name="P13"/>
      <text:p text:style-name="P13">wn iw=i [r] DbA=f n=k m pAy wDA</text:p>
      <text:p text:style-name="P13"/>
      <text:p text:style-name="P13">SAa=w (1.20) gmi.t pAy=k iTAy</text:p>
      <text:p text:style-name="P13"/>
      <text:p text:style-name="P13">yA ir pA iTAy i-TAy tw</text:p>
      <text:p text:style-name="P13"/>
      <text:p text:style-name="P13">mntk sw ns-sw (1.21) tAyk br</text:p>
      <text:p text:style-name="P4"/>
      <text:p text:style-name="P4"/>
      <text:p text:style-name="P6"><text:span text:style-name="T3">but look, I cannot </text:span><text:span text:style-name="T11">(1.18)</text:span><text:span text:style-name="T3"> understand [“to”] this request that you say to me.</text:span></text:p>
      <text:p text:style-name="P4"/>
      <text:p text:style-name="P6"><text:span text:style-name="T3">If [L 289] the thief <text:s/>[L 53] [were] of my land, that went down </text:span><text:span text:style-name="T11">(1.19)</text:span><text:span text:style-name="T3"> toward your ship [L 136],</text:span></text:p>
      <text:p text:style-name="P4"/>
      <text:p text:style-name="P4">and he had stolen your money,</text:p>
      <text:p text:style-name="P4"><text:soft-page-break/></text:p>
      <text:p text:style-name="P4">I would replace it for you, of[?] the storehouse [L 121].</text:p>
      <text:p text:style-name="P4"/>
      <text:p text:style-name="P6"><text:span text:style-name="T3">until [L 107] </text:span><text:span text:style-name="T11">(1.20)</text:span><text:span text:style-name="T3"> the finding [of] your thief.</text:span></text:p>
      <text:p text:style-name="P4"/>
      <text:p text:style-name="P6"><text:span text:style-name="T3">[But] truly [L 11], as for [L 37] the thief that robbed [prosthetic </text:span><text:span text:style-name="T14">i-</text:span><text:span text:style-name="T3"> for relative] you, he is of </text:span><text:span text:style-name="T11">(1.21)</text:span><text:span text:style-name="T3"> your ship.</text:span></text:p>
      <text:p text:style-name="P4"/>
      <text:p text:style-name="P4"/>
      <text:p text:style-name="P9">4/27/25</text:p>
      <text:p text:style-name="P4"/>
      <text:p text:style-name="P4"/>
      <text:p text:style-name="P13">i-ir nhy hrw.w d(y) r qr=i</text:p>
      <text:p text:style-name="P13"/>
      <text:p text:style-name="P6"><text:span text:style-name="T14">wxA</text:span><text:span text:style-name="T15">=</text:span><text:span text:style-name="T14">i sw</text:span></text:p>
      <text:p text:style-name="P13"/>
      <text:p text:style-name="P6"><text:span text:style-name="T14">iw=i </text:span><text:span text:style-name="T21">&lt;</text:span><text:span text:style-name="T14">Hr</text:span><text:span text:style-name="T21">&gt;</text:span><text:span text:style-name="T14"> iry.t hrw 9</text:span></text:p>
      <text:p text:style-name="P13"/>
      <text:p text:style-name="P6"><text:span text:style-name="T14">iw=i mni</text:span><text:span text:style-name="T23">.tw</text:span><text:span text:style-name="T25"> (1.22) [</text:span><text:span text:style-name="T14">Hr] tAy=f mr</text:span></text:p>
      <text:p text:style-name="P13"/>
      <text:p text:style-name="P6"><text:span text:style-name="T14">iw=i </text:span><text:span text:style-name="T21">&lt;</text:span><text:span text:style-name="T14">Hr</text:span><text:span text:style-name="T21">&gt;</text:span><text:span text:style-name="T14"> Smi.t r-qr=f</text:span></text:p>
      <text:p text:style-name="P13"/>
      <text:p text:style-name="P6"><text:span text:style-name="T14">iw=i </text:span><text:span text:style-name="T21">&lt;</text:span><text:span text:style-name="T14">Hr</text:span><text:span text:style-name="T21">&gt;</text:span><text:span text:style-name="T14"> DD n=f</text:span></text:p>
      <text:p text:style-name="P13"/>
      <text:p text:style-name="P15"><text:span text:style-name="T14">mk bw-pw=k gm</text:span><text:span text:style-name="T16">y</text:span><text:span text:style-name="T14">.(t) pAy=i HD</text:span></text:p>
      <text:p text:style-name="P14"/>
      <text:p text:style-name="P16"><text:span text:style-name="T18">(1.23) </text:span><text:span text:style-name="T34">[…]</text:span><text:span text:style-name="T14">=k wi </text:span><text:span text:style-name="T21">[</text:span><text:span text:style-name="T17">ir</text:span><text:span text:style-name="T21">]</text:span><text:span text:style-name="T17">m </text:span><text:span text:style-name="T21">[</text:span><text:span text:style-name="T17">nAy</text:span><text:span text:style-name="T21">]</text:span><text:span text:style-name="T17"> hr</text:span><text:span text:style-name="T21">[</text:span><text:span text:style-name="T17">y.</text:span><text:span text:style-name="T20">w]</text:span><text:span text:style-name="T19"> mnS</text:span><text:span text:style-name="T21"> irm nA</text:span><text:span text:style-name="T22">.w</text:span><text:span text:style-name="T21"> Sm &lt;r&gt; [ym]</text:span></text:p>
      <text:p text:style-name="P4"/>
      <text:p text:style-name="P4"/>
      <text:p text:style-name="P6"><text:span text:style-name="T3">Spend [prosthetic </text:span><text:span text:style-name="T14">i-</text:span><text:span text:style-name="T3"> for imperative] a few [L 240] days here [L 241] next to [L 155] me.</text:span></text:p>
      <text:p text:style-name="P4"/>
      <text:p text:style-name="P4">I will se<text:span text:style-name="T32">ek</text:span> him.</text:p>
      <text:p text:style-name="P4"/>
      <text:p text:style-name="P4">[Then] I am spending 9 days;</text:p>
      <text:p text:style-name="P4"/>
      <text:p text:style-name="P7"><text:span text:style-name="T3">I am mooring </text:span><text:span text:style-name="T5">[</text:span><text:span text:style-name="T35">tw</text:span><text:span text:style-name="T5"> as stative marker] </text:span><text:span text:style-name="T11">(1.22)</text:span><text:span text:style-name="T3"> [in] his harbor</text:span><text:span text:style-name="T5"> [L192; not </text:span><text:span text:style-name="T35">mry.t</text:span><text:span text:style-name="T5"> on L 193]</text:span><text:span text:style-name="T3">;</text:span></text:p>
      <text:p text:style-name="P4"/>
      <text:p text:style-name="P4">I am going [around] next to him.</text:p>
      <text:p text:style-name="P4"/>
      <text:p text:style-name="P4">[Then] I am saying to him:</text:p>
      <text:p text:style-name="P4"/>
      <text:p text:style-name="P5">Look, there is no finding by you [of] my money.</text:p>
      <text:p text:style-name="P5"/>
      <text:p text:style-name="P11">(1.23)<text:span text:style-name="T26"> </text:span><text:span text:style-name="T27">[…</text:span><text:span text:style-name="T28">] [you</text:span><text:span text:style-name="T27">…]</text:span><text:span text:style-name="T28"> me with</text:span><text:span text:style-name="T29"> those </text:span><text:span text:style-name="T30">captains [of] the ships [L 189], with those</text:span><text:span text:style-name="T31"> that go [by] sea.</text:span></text:p>
      <text:p text:style-name="P4"/>
      <text:p text:style-name="P4"/>
      <text:p text:style-name="P9">5/1<text:span text:style-name="T40">8</text:span>/25</text:p>
      <text:p text:style-name="P4"/>
      <text:p text:style-name="P4"/>
      <text:p text:style-name="P19"><text:soft-page-break/>iw=f (Hr) Dd n=i</text:p>
      <text:p text:style-name="P19"/>
      <text:p text:style-name="P20">gr <text:span text:style-name="T42">[</text:span>tw<text:span text:style-name="T42">]</text:span><text:span text:style-name="T43"> (1.24)</text:span> <text:span text:style-name="T44">[…] </text:span><text:span text:style-name="T36">[</text:span><text:span text:style-name="T38">sD]</text:span><text:span text:style-name="T37">m </text:span><text:span text:style-name="T38">pA […] [sD]m tA[y=i md.t]</text:span></text:p>
      <text:p text:style-name="P20"><text:span text:style-name="T38"/></text:p>
      <text:p text:style-name="P22"><text:span text:style-name="T38">[…</text:span><text:span text:style-name="T33">]i Dd=i n=k</text:span></text:p>
      <text:p text:style-name="P22"/>
      <text:p text:style-name="P23">iw m ir<text:span text:style-name="T45">[</text:span><text:span text:style-name="T53">i</text:span><text:span text:style-name="T45">…] </text:span><text:span text:style-name="T53">(1.25) </text:span><text:span text:style-name="T54">[…]</text:span><text:span text:style-name="T45"> </text:span><text:span text:style-name="T46">[</text:span><text:span text:style-name="T45">pA</text:span><text:span text:style-name="T46">] nty.iw=k </text:span><text:span text:style-name="T47">i[m]</text:span></text:p>
      <text:p text:style-name="P23"/>
      <text:p text:style-name="P24"><text:span text:style-name="T47">iw=k </text:span><text:span text:style-name="T56">(r)</text:span><text:span text:style-name="T47"> [</text:span><text:span text:style-name="T50">mH</text:span><text:span text:style-name="T47"> m n]Ay.w</text:span><text:span text:style-name="T45"> </text:span><text:span text:style-name="T47">k</text:span><text:span text:style-name="T51">r</text:span><text:span text:style-name="T47">[…-.</text:span><text:span text:style-name="T51">w</text:span><text:span text:style-name="T48">] </text:span><text:span text:style-name="T49">mtw=k </text:span><text:span text:style-name="T50">mH</text:span><text:span text:style-name="T49"> mi […]</text:span></text:p>
      <text:p text:style-name="P24"/>
      <text:p text:style-name="P24"><text:span text:style-name="T56">(1.26) </text:span><text:span text:style-name="T59">Saa.w Smi.t (r) wxA pAy.w iTAy </text:span><text:span text:style-name="T60">i-TAi </text:span><text:span text:style-name="T61">(sn) […]</text:span></text:p>
      <text:p text:style-name="P4"/>
      <text:p text:style-name="P4"/>
      <text:p text:style-name="P27">[Then] he is saying to me:</text:p>
      <text:p text:style-name="P27"/>
      <text:p text:style-name="P28">You [be] quiet! <text:span text:style-name="T12">(1.24)</text:span> […] <text:span text:style-name="T52">[hea]r the […] [hea]r the[se words of mine].</text:span></text:p>
      <text:p text:style-name="P28"/>
      <text:p text:style-name="P29">[…] I am saying to you:</text:p>
      <text:p text:style-name="P29"/>
      <text:p text:style-name="P30">Do not d[o…] <text:span text:style-name="T12">(1.25)</text:span> <text:span text:style-name="T54">[…] </text:span><text:span text:style-name="T55">[</text:span>that<text:span text:style-name="T55">]</text:span> wh<text:span text:style-name="T55">ere you are [“which you are therein”].</text:span></text:p>
      <text:p text:style-name="P30"/>
      <text:p text:style-name="P31">You <text:span text:style-name="T57">(</text:span>will<text:span text:style-name="T57">)</text:span> <text:span text:style-name="T57">[</text:span>seize <text:span text:style-name="T58">in </text:span>th]eir <text:span text:style-name="T58">boa[ts] and seize like[?] […]</text:span></text:p>
      <text:p text:style-name="P31"/>
      <text:p text:style-name="P31"><text:span text:style-name="T12">(1.26)</text:span> <text:span text:style-name="T59">They began to go [to] seek their thief, </text:span><text:span text:style-name="T62">which took […] </text:span><text:span text:style-name="T64">[</text:span><text:span text:style-name="T7">many lacunae</text:span><text:span text:style-name="T64">]</text:span></text:p>
      <text:p text:style-name="P31"/>
      <text:p text:style-name="P26"/>
      <text:p text:style-name="P32"><text:span text:style-name="T41">6</text:span>/1/25</text:p>
      <text:p text:style-name="P25"/>
      <text:p text:style-name="P25"/>
      <text:p text:style-name="P21"><text:span text:style-name="T39">(1.30) </text:span><text:span text:style-name="T36">A</text:span></text:p>
      <text:p text:style-name="P25"/>
      <text:p text:style-name="P25"/>
      <text:p text:style-name="P26"><text:span text:style-name="T63">[</text:span><text:span text:style-name="T8">skipping ahead:</text:span><text:span text:style-name="T65">]</text:span><text:span text:style-name="T63"> </text:span><text:span text:style-name="T13">(1.30)</text:span><text:span text:style-name="T63"> A</text:span></text:p>
      <text:p text:style-name="P25"/>
      <text:p text:style-name="P25"/>
      <text:p text:style-name="P32"><text:span text:style-name="T41">6</text:span>/1<text:span text:style-name="T41">5</text:span>/25</text:p>
      <text:p text:style-name="P25"/>
      <text:p text:style-name="P25"/>
      <text:p text:style-name="P21"><text:span text:style-name="T36">A</text:span></text:p>
      <text:p text:style-name="P25"/>
      <text:p text:style-name="P25"/>
      <text:p text:style-name="P25">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023d576" officeooo:paragraph-rsid="0023d57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The Story of Wenamun</text:p>
            </table:table-cell>
            <table:table-cell table:style-name="Table1.A1" office:value-type="string">
              <text:p text:style-name="MP3"><text:page-number text:select-page="current">7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329</meta:editing-cycles>
    <meta:print-date>2025-02-09T21:44:00</meta:print-date>
    <meta:creation-date>2025-01-12T21:03:00</meta:creation-date>
    <dc:date>2025-05-18T16:50:31.353156599</dc:date>
    <meta:editing-duration>P2DT5H24M52S</meta:editing-duration>
    <meta:generator>LibreOffice/7.3.7.2$Linux_X86_64 LibreOffice_project/30$Build-2</meta:generator>
    <meta:document-statistic meta:table-count="1" meta:image-count="0" meta:object-count="0" meta:page-count="8" meta:paragraph-count="148" meta:word-count="1350" meta:character-count="7116" meta:non-whitespace-character-count="5906"/>
    <meta:user-defined meta:name="AppVersion">16.0000</meta:user-defined>
    <meta:template xlink:type="simple" xlink:actuate="onRequest" xlink:title="Normal" xlink:href=""/>
  </office:meta>
</office:document-meta>
</file>